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527" officeooo:paragraph-rsid="000b4527"/>
    </style:style>
    <style:style style:name="P2" style:family="paragraph" style:parent-style-name="Standard">
      <style:text-properties officeooo:rsid="000b4527" officeooo:paragraph-rsid="000b4527"/>
    </style:style>
    <style:style style:name="P3" style:family="paragraph" style:parent-style-name="Standard">
      <style:text-properties officeooo:rsid="000d23c8" officeooo:paragraph-rsid="000d2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je naam terminal maken in mapje</text:p>
      <text:p text:style-name="P1">screenshots van te nemen stappen toevoegen hierin</text:p>
      <text:p text:style-name="P3">Kijken of toaster patch werkt voor yolo tin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23:24.137347155</meta:creation-date>
    <meta:generator>LibreOffice/6.4.6.2$Linux_X86_64 LibreOffice_project/40$Build-2</meta:generator>
    <dc:date>2021-03-30T14:26:28.129593903</dc:date>
    <meta:editing-duration>PT1M1S</meta:editing-duration>
    <meta:editing-cycles>2</meta:editing-cycles>
    <meta:document-statistic meta:table-count="0" meta:image-count="0" meta:object-count="0" meta:page-count="1" meta:paragraph-count="3" meta:word-count="21" meta:character-count="128" meta:non-whitespace-character-count="110"/>
  </office:meta>
</office:document-meta>
</file>